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VL Pゴシック" svg:font-family="'VL Pゴシック'" style:font-family-generic="roman" style:font-pitch="variable"/>
    <style:font-face style:name="Takao Pゴシック" svg:font-family="'Takao Pゴシック'" style:font-family-generic="swiss" style:font-pitch="variable"/>
    <style:font-face style:name="FreeSans" svg:font-family="FreeSans" style:font-family-generic="system" style:font-pitch="variable"/>
    <style:font-face style:name="Takao Pゴシック1" svg:font-family="'Takao Pゴシック'" style:font-family-generic="system" style:font-pitch="variable"/>
    <style:font-face style:name="VL Pゴシック1" svg:font-family="'VL Pゴシック'" style:font-family-generic="system" style:font-pitch="variable"/>
    <style:font-face style:name="ヒラギノ明朝 Pro W3" svg:font-family="'ヒラギノ明朝 Pro W3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VL Pゴシック"/>
    </style:style>
    <style:style style:name="T2" style:family="text">
      <style:text-properties style:font-name="VL Pゴシック" officeooo:rsid="001b32d6" style:font-name-asian="VL Pゴシック1"/>
    </style:style>
    <style:style style:name="T3" style:family="text">
      <style:text-properties style:font-name="VL Pゴシック" officeooo:rsid="001c48c8" style:font-name-asian="VL Pゴシック1"/>
    </style:style>
    <style:style style:name="T4" style:family="text">
      <style:text-properties officeooo:rsid="001b32d6"/>
    </style:style>
    <style:style style:name="T5" style:family="text">
      <style:text-properties officeooo:rsid="001c4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of <text:span text:style-name="T4">OpenDocument </text:span><text:span text:style-name="T5">Text 1.2</text:span></text:p>
      <text:p text:style-name="Standard"><text:span text:style-name="T2">OpenDocument </text:span><text:span text:style-name="T3">Text 1.2</text:span><text:span text:style-name="T1">の日本語サンプル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VL Pゴシック" svg:font-family="'VL Pゴシック'" style:font-family-generic="roman" style:font-pitch="variable"/>
    <style:font-face style:name="Takao Pゴシック" svg:font-family="'Takao Pゴシック'" style:font-family-generic="swiss" style:font-pitch="variable"/>
    <style:font-face style:name="FreeSans" svg:font-family="FreeSans" style:font-family-generic="system" style:font-pitch="variable"/>
    <style:font-face style:name="Takao Pゴシック1" svg:font-family="'Takao Pゴシック'" style:font-family-generic="system" style:font-pitch="variable"/>
    <style:font-face style:name="VL Pゴシック1" svg:font-family="'VL Pゴシック'" style:font-family-generic="system" style:font-pitch="variable"/>
    <style:font-face style:name="ヒラギノ明朝 Pro W3" svg:font-family="'ヒラギノ明朝 Pro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ヒラギノ明朝 Pro W3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Bitstream Vera Serif" fo:font-size="12pt" fo:language="en" fo:country="US" style:font-name-asian="VL Pゴシック1" style:font-size-asian="12pt" style:language-asian="ja" style:country-asian="JP" style:font-name-complex="Takao Pゴシック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Takao Pゴシック" fo:font-size="14pt" style:font-name-asian="Takao Pゴシック1" style:font-size-asian="14pt" style:font-name-complex="Takao Pゴシック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FreeSans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/>
    </style:style>
    <style:style style:name="Absatz-Standardschriftart" style:family="text"/>
    <style:style style:name="WW-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3:10:34</meta:creation-date>
    <meta:initial-creator>Nobuyoshi Nakada</meta:initial-creator>
    <meta:editing-cycles>2</meta:editing-cycles>
    <meta:editing-duration>P23DT22H12M44S</meta:editing-duration>
    <meta:generator>LibreOffice/3.3$Unix OpenOffice.org_project/330m9$Build-1</meta:generator>
    <dc:date>2010-12-19T15:04:33</dc:date>
    <meta:document-statistic meta:table-count="0" meta:image-count="0" meta:object-count="0" meta:page-count="1" meta:paragraph-count="2" meta:word-count="11" meta:character-count="60"/>
  </office:meta>
</office:document-meta>
</file>